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033A2EB9969B76530E1.png" manifest:media-type="image/png"/>
  <manifest:file-entry manifest:full-path="Pictures/1000020100000300000000333D72BD0BE95158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color="#b2b2b2" fo:font-style="italic" officeooo:rsid="00353a5b" officeooo:paragraph-rsid="00353a5b" fo:background-color="transparent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officeooo:rsid="001d0869" officeooo:paragraph-rsid="001d0869"/>
    </style:style>
    <style:style style:name="P3" style:family="paragraph" style:parent-style-name="Standard">
      <style:paragraph-properties fo:text-align="justify" style:justify-single-word="false"/>
      <style:text-properties officeooo:rsid="001d421b" officeooo:paragraph-rsid="001d421b"/>
    </style:style>
    <style:style style:name="P4" style:family="paragraph" style:parent-style-name="Standard">
      <style:paragraph-properties fo:text-align="justify" style:justify-single-word="false"/>
      <style:text-properties officeooo:paragraph-rsid="002022bc"/>
    </style:style>
    <style:style style:name="P5" style:family="paragraph" style:parent-style-name="Standard">
      <style:paragraph-properties fo:text-align="justify" style:justify-single-word="false"/>
      <style:text-properties officeooo:paragraph-rsid="002209eb"/>
    </style:style>
    <style:style style:name="P6" style:family="paragraph" style:parent-style-name="Standard">
      <style:paragraph-properties fo:text-align="justify" style:justify-single-word="false"/>
      <style:text-properties officeooo:paragraph-rsid="0024d5ca"/>
    </style:style>
    <style:style style:name="P7" style:family="paragraph" style:parent-style-name="Standard">
      <style:paragraph-properties fo:text-align="justify" style:justify-single-word="false"/>
      <style:text-properties officeooo:rsid="002022bc" officeooo:paragraph-rsid="002022bc"/>
    </style:style>
    <style:style style:name="P8" style:family="paragraph" style:parent-style-name="Standard">
      <style:paragraph-properties fo:text-align="justify" style:justify-single-word="false"/>
      <style:text-properties officeooo:rsid="0024d5ca" officeooo:paragraph-rsid="0024d5ca"/>
    </style:style>
    <style:style style:name="P9" style:family="paragraph" style:parent-style-name="Standard">
      <style:paragraph-properties fo:text-align="justify" style:justify-single-word="false"/>
      <style:text-properties officeooo:rsid="002589ee" officeooo:paragraph-rsid="002589ee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29a92a" officeooo:paragraph-rsid="002b3c40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officeooo:rsid="002ec598" officeooo:paragraph-rsid="002ec598"/>
    </style:style>
    <style:style style:name="P12" style:family="paragraph" style:parent-style-name="Standard">
      <style:paragraph-properties fo:text-align="justify" style:justify-single-word="false"/>
      <style:text-properties fo:font-style="italic" officeooo:rsid="0029a92a" officeooo:paragraph-rsid="0029a92a" style:font-style-asian="italic" style:font-style-complex="italic"/>
    </style:style>
    <style:style style:name="P13" style:family="paragraph" style:parent-style-name="Text_20_body">
      <style:text-properties officeooo:rsid="002589ee" officeooo:paragraph-rsid="002589ee"/>
    </style:style>
    <style:style style:name="P14" style:family="paragraph" style:parent-style-name="Text_20_body">
      <style:text-properties officeooo:paragraph-rsid="00275afc"/>
    </style:style>
    <style:style style:name="P15" style:family="paragraph" style:parent-style-name="Text_20_body">
      <style:text-properties officeooo:rsid="00275afc" officeooo:paragraph-rsid="00275afc"/>
    </style:style>
    <style:style style:name="P16" style:family="paragraph" style:parent-style-name="Text_20_body">
      <style:text-properties officeooo:rsid="0029a92a" officeooo:paragraph-rsid="0029a92a"/>
    </style:style>
    <style:style style:name="P17" style:family="paragraph" style:parent-style-name="Text_20_body">
      <style:text-properties officeooo:paragraph-rsid="0029a92a"/>
    </style:style>
    <style:style style:name="P18" style:family="paragraph" style:parent-style-name="Text_20_body">
      <style:text-properties officeooo:rsid="002ec598" officeooo:paragraph-rsid="002ec598"/>
    </style:style>
    <style:style style:name="P19" style:family="paragraph" style:parent-style-name="Text_20_body">
      <style:text-properties officeooo:rsid="002ec598" officeooo:paragraph-rsid="002f1347"/>
    </style:style>
    <style:style style:name="P20" style:family="paragraph" style:parent-style-name="Text_20_body">
      <style:text-properties officeooo:rsid="002ec598" officeooo:paragraph-rsid="00356cff"/>
    </style:style>
    <style:style style:name="P21" style:family="paragraph" style:parent-style-name="Text_20_body">
      <style:text-properties officeooo:paragraph-rsid="002f1347"/>
    </style:style>
    <style:style style:name="P22" style:family="paragraph" style:parent-style-name="Text_20_body">
      <style:text-properties officeooo:rsid="00307097" officeooo:paragraph-rsid="00307097"/>
    </style:style>
    <style:style style:name="P23" style:family="paragraph" style:parent-style-name="Text_20_body">
      <style:text-properties officeooo:rsid="002f1347" officeooo:paragraph-rsid="00356cff"/>
    </style:style>
    <style:style style:name="P24" style:family="paragraph" style:parent-style-name="Text_20_body">
      <style:text-properties fo:font-weight="normal" officeooo:rsid="002f1347" officeooo:paragraph-rsid="002f1347" style:font-weight-asian="normal" style:font-weight-complex="normal"/>
    </style:style>
    <style:style style:name="P25" style:family="paragraph" style:parent-style-name="Text_20_body">
      <style:text-properties fo:font-weight="normal" officeooo:rsid="00307097" officeooo:paragraph-rsid="00307097" style:font-weight-asian="normal" style:font-weight-complex="normal"/>
    </style:style>
    <style:style style:name="P26" style:family="paragraph" style:parent-style-name="Text_20_body">
      <style:text-properties officeooo:paragraph-rsid="00307097"/>
    </style:style>
    <style:style style:name="P27" style:family="paragraph" style:parent-style-name="Text_20_body">
      <style:text-properties officeooo:paragraph-rsid="00356cff"/>
    </style:style>
    <style:style style:name="P28" style:family="paragraph" style:parent-style-name="Text_20_body">
      <style:text-properties fo:font-weight="bold" officeooo:rsid="00362292" officeooo:paragraph-rsid="00362292" fo:background-color="transparent" style:font-weight-asian="bold" style:font-weight-complex="bold"/>
    </style:style>
    <style:style style:name="P29" style:family="paragraph" style:parent-style-name="Text_20_body">
      <style:text-properties fo:font-weight="bold" officeooo:rsid="00362292" officeooo:paragraph-rsid="0036cf24" fo:background-color="transparent" style:font-weight-asian="bold" style:font-weight-complex="bold"/>
    </style:style>
    <style:style style:name="P30" style:family="paragraph" style:parent-style-name="Text_20_body">
      <style:text-properties fo:font-weight="bold" officeooo:rsid="00307097" officeooo:paragraph-rsid="00362292" fo:background-color="transparent" style:font-weight-asian="bold" style:font-weight-complex="bold"/>
    </style:style>
    <style:style style:name="P31" style:family="paragraph" style:parent-style-name="Text_20_body">
      <style:text-properties fo:font-weight="bold" officeooo:paragraph-rsid="0038aadf" style:font-weight-asian="bold" style:font-weight-complex="bold"/>
    </style:style>
    <style:style style:name="P32" style:family="paragraph" style:parent-style-name="Text_20_body">
      <style:text-properties officeooo:rsid="0038aadf" officeooo:paragraph-rsid="0038aadf"/>
    </style:style>
    <style:style style:name="P33" style:family="paragraph" style:parent-style-name="Text_20_body">
      <style:text-properties style:text-position="0% 100%" officeooo:rsid="00356cff" officeooo:paragraph-rsid="00362292" fo:background-color="transparent"/>
    </style:style>
    <style:style style:name="P34" style:family="paragraph" style:parent-style-name="Title">
      <style:paragraph-properties fo:text-align="center" style:justify-single-word="false"/>
      <style:text-properties officeooo:paragraph-rsid="001d421b"/>
    </style:style>
    <style:style style:name="P35" style:family="paragraph" style:parent-style-name="Heading_20_2">
      <style:paragraph-properties fo:text-align="justify" style:justify-single-word="false"/>
    </style:style>
    <style:style style:name="P36" style:family="paragraph" style:parent-style-name="Heading_20_3">
      <style:text-properties officeooo:rsid="00275afc" officeooo:paragraph-rsid="00275afc"/>
    </style:style>
    <style:style style:name="P37" style:family="paragraph" style:parent-style-name="Heading_20_3">
      <style:text-properties officeooo:rsid="002ec598" officeooo:paragraph-rsid="002ec598"/>
    </style:style>
    <style:style style:name="P38" style:family="paragraph" style:parent-style-name="Heading_20_3">
      <style:text-properties officeooo:paragraph-rsid="00307097"/>
    </style:style>
    <style:style style:name="P39" style:family="paragraph" style:parent-style-name="Standard" style:list-style-name="L1">
      <style:paragraph-properties fo:text-align="justify" style:justify-single-word="false"/>
      <style:text-properties officeooo:rsid="002022bc" officeooo:paragraph-rsid="002022bc"/>
    </style:style>
    <style:style style:name="P40" style:family="paragraph" style:parent-style-name="Standard" style:list-style-name="L1">
      <style:paragraph-properties fo:text-align="justify" style:justify-single-word="false"/>
      <style:text-properties officeooo:paragraph-rsid="002022bc"/>
    </style:style>
    <style:style style:name="P41" style:family="paragraph" style:parent-style-name="Standard" style:list-style-name="L2">
      <style:paragraph-properties fo:text-align="justify" style:justify-single-word="false"/>
      <style:text-properties officeooo:paragraph-rsid="0022ee04"/>
    </style:style>
    <style:style style:name="P42" style:family="paragraph" style:parent-style-name="Standard" style:list-style-name="L2">
      <style:paragraph-properties fo:text-align="justify" style:justify-single-word="false"/>
      <style:text-properties officeooo:paragraph-rsid="0029a92a"/>
    </style:style>
    <style:style style:name="P43" style:family="paragraph" style:parent-style-name="Standard" style:list-style-name="L2">
      <style:paragraph-properties fo:text-align="justify" style:justify-single-word="false"/>
      <style:text-properties officeooo:paragraph-rsid="002b3c40"/>
    </style:style>
    <style:style style:name="P44" style:family="paragraph" style:parent-style-name="Standard" style:list-style-name="L2">
      <style:paragraph-properties fo:text-align="justify" style:justify-single-word="false"/>
      <style:text-properties officeooo:rsid="002589ee" officeooo:paragraph-rsid="002589ee"/>
    </style:style>
    <style:style style:name="P45" style:family="paragraph" style:parent-style-name="Standard" style:list-style-name="L2">
      <style:paragraph-properties fo:text-align="justify" style:justify-single-word="false"/>
      <style:text-properties officeooo:rsid="00266c9b" officeooo:paragraph-rsid="00266c9b"/>
    </style:style>
    <style:style style:name="P46" style:family="paragraph" style:parent-style-name="Standard" style:list-style-name="L2">
      <style:paragraph-properties fo:text-align="justify" style:justify-single-word="false"/>
      <style:text-properties officeooo:rsid="00275afc" officeooo:paragraph-rsid="00275afc"/>
    </style:style>
    <style:style style:name="P47" style:family="paragraph" style:parent-style-name="Standard" style:list-style-name="L2">
      <style:paragraph-properties fo:text-align="justify" style:justify-single-word="false"/>
      <style:text-properties officeooo:rsid="00307097" officeooo:paragraph-rsid="00307097"/>
    </style:style>
    <style:style style:name="P48" style:family="paragraph" style:parent-style-name="Standard" style:list-style-name="L2">
      <style:paragraph-properties fo:text-align="justify" style:justify-single-word="false"/>
      <style:text-properties officeooo:rsid="003b1692" officeooo:paragraph-rsid="003b1692"/>
    </style:style>
    <style:style style:name="P49" style:family="paragraph" style:parent-style-name="Standard" style:list-style-name="L2">
      <style:paragraph-properties fo:text-align="justify" style:justify-single-word="false"/>
      <style:text-properties officeooo:rsid="0029a92a" officeooo:paragraph-rsid="0029a92a"/>
    </style:style>
    <style:style style:name="P50" style:family="paragraph" style:parent-style-name="Standard" style:list-style-name="L2">
      <style:paragraph-properties fo:text-align="justify" style:justify-single-word="false"/>
      <style:text-properties fo:font-style="normal" officeooo:rsid="0029a92a" officeooo:paragraph-rsid="0029a92a" style:font-style-asian="normal" style:font-style-complex="normal"/>
    </style:style>
    <style:style style:name="P51" style:family="paragraph" style:parent-style-name="Standard" style:list-style-name="L2">
      <style:paragraph-properties fo:text-align="justify" style:justify-single-word="false"/>
      <style:text-properties fo:font-style="normal" officeooo:rsid="0029a92a" officeooo:paragraph-rsid="002b3c40" style:font-style-asian="normal" style:font-style-complex="normal"/>
    </style:style>
    <style:style style:name="P52" style:family="paragraph" style:parent-style-name="Standard" style:list-style-name="L2">
      <style:paragraph-properties fo:text-align="justify" style:justify-single-word="false"/>
      <style:text-properties fo:font-style="italic" officeooo:rsid="0029a92a" officeooo:paragraph-rsid="002b3c40" style:font-style-asian="italic" style:font-style-complex="italic"/>
    </style:style>
    <style:style style:name="P53" style:family="paragraph" style:parent-style-name="Text_20_body" style:list-style-name="L3"/>
    <style:style style:name="P54" style:family="paragraph" style:parent-style-name="Text_20_body" style:list-style-name="L3">
      <style:text-properties officeooo:paragraph-rsid="002589ee"/>
    </style:style>
    <style:style style:name="P55" style:family="paragraph" style:parent-style-name="Text_20_body" style:list-style-name="L3">
      <style:text-properties officeooo:paragraph-rsid="00265cdd"/>
    </style:style>
    <style:style style:name="P56" style:family="paragraph" style:parent-style-name="Text_20_body" style:list-style-name="L3">
      <style:text-properties officeooo:paragraph-rsid="00266c9b"/>
    </style:style>
    <style:style style:name="P57" style:family="paragraph" style:parent-style-name="Text_20_body" style:list-style-name="L3">
      <style:text-properties officeooo:paragraph-rsid="00271a18"/>
    </style:style>
    <style:style style:name="P58" style:family="paragraph" style:parent-style-name="Text_20_body" style:list-style-name="L3">
      <style:text-properties officeooo:rsid="00265cdd" officeooo:paragraph-rsid="00265cdd"/>
    </style:style>
    <style:style style:name="P59" style:family="paragraph" style:parent-style-name="Text_20_body" style:list-style-name="L3">
      <style:text-properties officeooo:rsid="00266c9b" officeooo:paragraph-rsid="00266c9b"/>
    </style:style>
    <style:style style:name="P60" style:family="paragraph" style:parent-style-name="Text_20_body" style:list-style-name="L3">
      <style:text-properties officeooo:rsid="00271a18" officeooo:paragraph-rsid="00271a18"/>
    </style:style>
    <style:style style:name="P61" style:family="paragraph" style:parent-style-name="Text_20_body" style:list-style-name="L4">
      <style:text-properties officeooo:paragraph-rsid="00271a18"/>
    </style:style>
    <style:style style:name="P62" style:family="paragraph" style:parent-style-name="Text_20_body" style:list-style-name="L3">
      <style:text-properties officeooo:rsid="00275afc" officeooo:paragraph-rsid="00275afc"/>
    </style:style>
    <style:style style:name="P63" style:family="paragraph" style:parent-style-name="Text_20_body" style:list-style-name="L5">
      <style:text-properties officeooo:rsid="002cdc4a" officeooo:paragraph-rsid="0029a92a"/>
    </style:style>
    <style:style style:name="P64" style:family="paragraph" style:parent-style-name="Text_20_body" style:list-style-name="L6">
      <style:text-properties officeooo:paragraph-rsid="00317959"/>
    </style:style>
    <style:style style:name="P65" style:family="paragraph" style:parent-style-name="Text_20_body" style:list-style-name="L6">
      <style:text-properties officeooo:paragraph-rsid="00307097"/>
    </style:style>
    <style:style style:name="P66" style:family="paragraph" style:parent-style-name="Text_20_body" style:list-style-name="L6">
      <style:text-properties officeooo:rsid="00317959" officeooo:paragraph-rsid="0036cf24"/>
    </style:style>
    <style:style style:name="P67" style:family="paragraph" style:parent-style-name="Text_20_body" style:list-style-name="L6">
      <style:text-properties officeooo:rsid="00317959" officeooo:paragraph-rsid="00317959"/>
    </style:style>
    <style:style style:name="P68" style:family="paragraph" style:parent-style-name="Text_20_body" style:list-style-name="L6">
      <style:text-properties fo:font-weight="bold" officeooo:paragraph-rsid="0038aadf" style:font-weight-asian="bold" style:font-weight-complex="bold"/>
    </style:style>
    <style:style style:name="P69" style:family="paragraph" style:parent-style-name="Text_20_body" style:list-style-name="L6">
      <style:text-properties officeooo:rsid="00307097" officeooo:paragraph-rsid="00307097"/>
    </style:style>
    <style:style style:name="P70" style:family="paragraph" style:parent-style-name="Text_20_body" style:list-style-name="L6">
      <style:text-properties style:text-line-through-style="none" style:text-line-through-type="none" officeooo:paragraph-rsid="0040788f"/>
    </style:style>
    <style:style style:name="P7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4d5ca"/>
    </style:style>
    <style:style style:name="T3" style:family="text">
      <style:text-properties style:text-position="super 58%" fo:font-weight="normal" officeooo:rsid="002f1347" style:font-weight-asian="normal" style:font-weight-complex="normal"/>
    </style:style>
    <style:style style:name="T4" style:family="text">
      <style:text-properties style:text-position="super 58%" fo:font-weight="normal" officeooo:rsid="002ec598" style:font-weight-asian="normal" style:font-weight-complex="normal"/>
    </style:style>
    <style:style style:name="T5" style:family="text">
      <style:text-properties style:text-position="super 58%" officeooo:rsid="002ec598"/>
    </style:style>
    <style:style style:name="T6" style:family="text">
      <style:text-properties style:text-position="super 58%" officeooo:rsid="00356cff"/>
    </style:style>
    <style:style style:name="T7" style:family="text">
      <style:text-properties style:text-position="0% 100%" officeooo:rsid="002ec598"/>
    </style:style>
    <style:style style:name="T8" style:family="text">
      <style:text-properties style:text-position="0% 100%" officeooo:rsid="00356cff"/>
    </style:style>
    <style:style style:name="T9" style:family="text">
      <style:text-properties style:text-position="0% 100%" officeooo:rsid="00356cff" fo:background-color="transparent" loext:char-shading-value="0"/>
    </style:style>
    <style:style style:name="T10" style:family="text">
      <style:text-properties style:text-position="0% 100%" officeooo:rsid="002f1347" fo:background-color="transparent" loext:char-shading-value="0"/>
    </style:style>
    <style:style style:name="T11" style:family="text">
      <style:text-properties style:text-position="0% 100%" officeooo:rsid="0038aadf" fo:background-color="transparent" loext:char-shading-value="0"/>
    </style:style>
    <style:style style:name="T12" style:family="text">
      <style:text-properties officeooo:rsid="001d421b"/>
    </style:style>
    <style:style style:name="T13" style:family="text">
      <style:text-properties style:font-name="Liberation Sans" fo:font-size="28pt" fo:font-weight="bold" officeooo:rsid="001d421b" style:font-name-asian="Noto Sans CJK SC" style:font-size-asian="28pt" style:font-weight-asian="bold" style:font-name-complex="Lohit Devanagari" style:font-size-complex="28pt" style:font-weight-complex="bold"/>
    </style:style>
    <style:style style:name="T14" style:family="text">
      <style:text-properties style:font-name="Liberation Sans" fo:font-size="14.1000003814697pt" fo:font-weight="bold" officeooo:rsid="00275af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5" style:family="text">
      <style:text-properties style:font-name="Liberation Sans" fo:font-size="14.1000003814697pt" fo:font-weight="bold" officeooo:rsid="0030709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officeooo:rsid="001db23f"/>
    </style:style>
    <style:style style:name="T17" style:family="text">
      <style:text-properties officeooo:rsid="001f48b6"/>
    </style:style>
    <style:style style:name="T18" style:family="text">
      <style:text-properties officeooo:rsid="002022bc"/>
    </style:style>
    <style:style style:name="T19" style:family="text">
      <style:text-properties officeooo:rsid="002209eb"/>
    </style:style>
    <style:style style:name="T20" style:family="text">
      <style:text-properties officeooo:rsid="0022ee04"/>
    </style:style>
    <style:style style:name="T21" style:family="text">
      <style:text-properties officeooo:rsid="0024d5ca"/>
    </style:style>
    <style:style style:name="T22" style:family="text">
      <style:text-properties officeooo:rsid="002589ee"/>
    </style:style>
    <style:style style:name="T23" style:family="text">
      <style:text-properties officeooo:rsid="00265cd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65cdd" style:font-style-asian="italic" style:font-style-complex="italic"/>
    </style:style>
    <style:style style:name="T26" style:family="text">
      <style:text-properties officeooo:rsid="00266c9b"/>
    </style:style>
    <style:style style:name="T27" style:family="text">
      <style:text-properties officeooo:rsid="00271a18"/>
    </style:style>
    <style:style style:name="T28" style:family="text">
      <style:text-properties officeooo:rsid="00275af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75afc" style:font-weight-asian="bold" style:font-weight-complex="bold"/>
    </style:style>
    <style:style style:name="T31" style:family="text">
      <style:text-properties fo:font-weight="bold" officeooo:rsid="002f1347" style:font-weight-asian="bold" style:font-weight-complex="bold"/>
    </style:style>
    <style:style style:name="T32" style:family="text">
      <style:text-properties fo:font-weight="bold" officeooo:rsid="002ec598" style:font-weight-asian="bold" style:font-weight-complex="bold"/>
    </style:style>
    <style:style style:name="T33" style:family="text">
      <style:text-properties fo:font-weight="bold" officeooo:rsid="00356cff" style:font-weight-asian="bold" style:font-weight-complex="bold"/>
    </style:style>
    <style:style style:name="T34" style:family="text">
      <style:text-properties fo:font-weight="bold" officeooo:rsid="00271a18" style:font-weight-asian="bold" style:font-weight-complex="bold"/>
    </style:style>
    <style:style style:name="T35" style:family="text">
      <style:text-properties fo:font-weight="bold" officeooo:rsid="003fcd3c" style:font-weight-asian="bold" style:font-weight-complex="bold"/>
    </style:style>
    <style:style style:name="T36" style:family="text">
      <style:text-properties officeooo:rsid="00283073"/>
    </style:style>
    <style:style style:name="T37" style:family="text">
      <style:text-properties officeooo:rsid="0029a92a"/>
    </style:style>
    <style:style style:name="T38" style:family="text">
      <style:text-properties fo:font-style="normal" officeooo:rsid="0029a92a" style:font-style-asian="normal" style:font-style-complex="normal"/>
    </style:style>
    <style:style style:name="T39" style:family="text">
      <style:text-properties fo:font-style="normal" officeooo:rsid="003a5070" style:font-style-asian="normal" style:font-style-complex="normal"/>
    </style:style>
    <style:style style:name="T40" style:family="text">
      <style:text-properties officeooo:rsid="002b3c40"/>
    </style:style>
    <style:style style:name="T41" style:family="text">
      <style:text-properties officeooo:rsid="002cdc4a"/>
    </style:style>
    <style:style style:name="T42" style:family="text">
      <style:text-properties officeooo:rsid="002f1347"/>
    </style:style>
    <style:style style:name="T43" style:family="text">
      <style:text-properties fo:font-weight="normal" officeooo:rsid="002ec598" style:font-weight-asian="normal" style:font-weight-complex="normal"/>
    </style:style>
    <style:style style:name="T44" style:family="text">
      <style:text-properties fo:font-weight="normal" officeooo:rsid="002f1347" style:font-weight-asian="normal" style:font-weight-complex="normal"/>
    </style:style>
    <style:style style:name="T45" style:family="text">
      <style:text-properties fo:font-weight="normal" officeooo:rsid="002022bc" style:font-weight-asian="normal" style:font-weight-complex="normal"/>
    </style:style>
    <style:style style:name="T46" style:family="text">
      <style:text-properties fo:font-weight="normal" officeooo:rsid="00307097" style:font-weight-asian="normal" style:font-weight-complex="normal"/>
    </style:style>
    <style:style style:name="T47" style:family="text">
      <style:text-properties officeooo:rsid="00307097"/>
    </style:style>
    <style:style style:name="T48" style:family="text">
      <style:text-properties officeooo:rsid="00317959"/>
    </style:style>
    <style:style style:name="T49" style:family="text">
      <style:text-properties officeooo:rsid="0032f8e0"/>
    </style:style>
    <style:style style:name="T50" style:family="text">
      <style:text-properties officeooo:rsid="00356cff"/>
    </style:style>
    <style:style style:name="T51" style:family="text">
      <style:text-properties officeooo:rsid="002ec598"/>
    </style:style>
    <style:style style:name="T52" style:family="text">
      <style:text-properties officeooo:rsid="00362292"/>
    </style:style>
    <style:style style:name="T53" style:family="text">
      <style:text-properties officeooo:rsid="0036cf24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officeooo:rsid="0040788f"/>
    </style:style>
    <style:style style:name="T56" style:family="text">
      <style:text-properties officeooo:rsid="0038aadf"/>
    </style:style>
    <style:style style:name="T57" style:family="text">
      <style:text-properties officeooo:rsid="00356cff" fo:background-color="transparent" loext:char-shading-value="0"/>
    </style:style>
    <style:style style:name="T58" style:family="text">
      <style:text-properties officeooo:rsid="0036cf24" fo:background-color="transparent" loext:char-shading-value="0"/>
    </style:style>
    <style:style style:name="T59" style:family="text">
      <style:text-properties officeooo:rsid="00362292" fo:background-color="transparent" loext:char-shading-value="0"/>
    </style:style>
    <style:style style:name="T60" style:family="text">
      <style:text-properties officeooo:rsid="002f1347" fo:background-color="transparent" loext:char-shading-value="0"/>
    </style:style>
    <style:style style:name="T61" style:family="text">
      <style:text-properties style:font-name="Liberation Serif1" style:font-name-asian="Liberation Serif1" style:font-name-complex="Liberation Serif1"/>
    </style:style>
    <style:style style:name="T62" style:family="text">
      <style:text-properties style:font-name="Liberation Serif1" officeooo:rsid="0038aadf" style:font-name-asian="Liberation Serif1" style:font-name-complex="Liberation Serif1"/>
    </style:style>
    <style:style style:name="T63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64" style:family="text">
      <style:text-properties officeooo:rsid="003aac34"/>
    </style:style>
    <style:style style:name="T65" style:family="text">
      <style:text-properties officeooo:rsid="003b1692"/>
    </style:style>
    <style:style style:name="T66" style:family="text">
      <style:text-properties officeooo:rsid="0040788f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Experiment <text:span text:style-name="T13">of</text:span> <text:span text:style-name="T12">s</text:span>cRNA-seq on the 25<text:span text:style-name="T1">th</text:span> February</text:p>
      <text:p text:style-name="P2"/>
      <text:h text:style-name="P35" text:outline-level="2">Design: </text:h>
      <text:p text:style-name="P3">In order to study the <text:span text:style-name="T20">lung </text:span>monocyte-IM differentiation and the impacts of non-immune cells on that, <text:span text:style-name="T20">all the</text:span> lung IM niche cells <text:span text:style-name="T20">of</text:span> IM-DTR mice treated with DT at different time points <text:span text:style-name="T20">will be analyzed by scRNA-seq (10X Genomics)</text:span>. </text:p>
      <text:p text:style-name="P3"/>
      <text:p text:style-name="P3">One scRNA-seq <text:span text:style-name="T16">analysis on 4-day DT treated mice didn’t show clear monocyte-IM differentiation but </text:span><text:span text:style-name="T17">only IM local proliferation, indicating that we should make analysis </text:span><text:span text:style-name="T20">at earlier time points</text:span><text:span text:style-name="T17">. </text:span></text:p>
      <text:p text:style-name="P3"/>
      <text:p text:style-name="P7">In this experiment, we will have 4 groups of IM-DTR mice: </text:p>
      <text:list xml:id="list3343674392" text:style-name="L1">
        <text:list-item>
          <text:p text:style-name="P39">Four IM-DTR/littermates without DT treatment (<text:span text:style-name="T29">control</text:span> group); </text:p>
        </text:list-item>
        <text:list-item>
          <text:p text:style-name="P40"><text:span text:style-name="T64">Three</text:span> IM-DTR mice after 12 hours of 50 ng DT treatment (<text:span text:style-name="T29">12hDT</text:span> group);</text:p>
        </text:list-item>
        <text:list-item>
          <text:p text:style-name="P39">Four IM-DTR mice after 24 hours of 50 ng DT treatment (<text:span text:style-name="T29">24hDT</text:span> group);</text:p>
        </text:list-item>
        <text:list-item>
          <text:p text:style-name="P39">Four IM-DTR mice after 48 hours of 50 ng DT treatment (<text:span text:style-name="T29">48hDT</text:span> group).</text:p>
        </text:list-item>
      </text:list>
      <text:p text:style-name="P4"/>
      <text:p text:style-name="P5"><text:span text:style-name="T19">Lung monocytes/macrophages</text:span><text:span text:style-name="T18"> will be sorted</text:span><text:span text:style-name="T19"> for immune cell samples, and epithelial/endothelial/fibroblast cells will be sorted for non-immune cell samples. The control group will be sorted only for non-immune cell sample. DT-treated groups will be sorted for both immune and non-immune cell samples. </text:span></text:p>
      <text:p text:style-name="P5"/>
      <text:p text:style-name="P5"><text:span text:style-name="T19">For each sample, input 6K cells will be needed for scRNA-seq library construction to target recovered cell number of 3K cells. </text:span><text:span text:style-name="T20">Sample from each time point should be stained with anti-MHCI-hashtag before pooled sequencing. </text:span></text:p>
      <text:p text:style-name="P5"/>
      <text:h text:style-name="Heading_20_2" text:outline-level="2">Materials and availability</text:h>
      <text:list xml:id="list830028927" text:style-name="L2">
        <text:list-item>
          <text:p text:style-name="P41"><text:span text:style-name="T20">Mice: following mice have been </text:span><text:span text:style-name="T21">put in +1 animal room since the 15</text:span><text:span text:style-name="T2">th</text:span><text:span text:style-name="T21"> Feb for acclimatization: </text:span><text:span text:style-name="T22">1</text:span><text:span text:style-name="T65">1</text:span><text:span text:style-name="T22"> IM-DTR (Cre+ DTR) mice and 4 littermates (Cre- DTR). </text:span></text:p>
        </text:list-item>
        <text:list-item>
          <text:p text:style-name="P44">anti-CD45 FITC</text:p>
        </text:list-item>
        <text:list-item>
          <text:p text:style-name="P45">Cold PBS</text:p>
        </text:list-item>
        <text:list-item>
          <text:p text:style-name="P46">PBS-EDTA</text:p>
        </text:list-item>
        <text:list-item>
          <text:p text:style-name="P46">MACS buffer</text:p>
        </text:list-item>
        <text:list-item>
          <text:p text:style-name="P45">Digestion buffer: for each lung 3mL HBSS with 150 μL Collagenase A + 50 μL DnaseI. <text:s/></text:p>
        </text:list-item>
        <text:list-item>
          <text:p text:style-name="P46">Miltenyi CD45 microbeads</text:p>
        </text:list-item>
        <text:list-item>
          <text:p text:style-name="P46">RBC</text:p>
        </text:list-item>
        <text:list-item>
          <text:p text:style-name="P47">Staining buffer (for hashtag staining): 2% BSA / 0.01% Tween, PBS</text:p>
        </text:list-item>
        <text:list-item>
          <text:p text:style-name="P48">Biolegend FcBlock</text:p>
        </text:list-item>
        <text:list-item>
          <text:p text:style-name="P48">Biolegend HashTag</text:p>
        </text:list-item>
        <text:list-item>
          <text:p text:style-name="P49">FACS antibodies: </text:p>
          <text:list>
            <text:list-header>
              <text:p text:style-name="P49"><text:span text:style-name="T24">IM-mono panel:</text:span> </text:p>
            </text:list-header>
            <text:list-item>
              <text:p text:style-name="P49">V500<text:tab/><text:tab/>CD45</text:p>
            </text:list-item>
            <text:list-item>
              <text:p text:style-name="P49">PE<text:tab/><text:tab/>F4/80</text:p>
            </text:list-item>
            <text:list-item>
              <text:p text:style-name="P49"><text:soft-page-break/>PE-CF594 <text:tab/>Ly6C</text:p>
            </text:list-item>
            <text:list-item>
              <text:p text:style-name="P49">BV786<text:tab/><text:tab/>CD11c</text:p>
            </text:list-item>
            <text:list-item>
              <text:p text:style-name="P49">BV421<text:tab/><text:tab/>CD64</text:p>
            </text:list-item>
            <text:list-item>
              <text:p text:style-name="P49">APC-Cy7<text:tab/>ViabilityDye</text:p>
            </text:list-item>
            <text:list-item>
              <text:p text:style-name="P49">PE-Cy7<text:tab/>CD11b</text:p>
            </text:list-item>
            <text:list-item>
              <text:p text:style-name="P49">(FITC)<text:tab/><text:tab/>(prestained CD45)</text:p>
            </text:list-item>
          </text:list>
        </text:list-item>
      </text:list>
      <text:p text:style-name="P12"><text:tab/><text:tab/></text:p>
      <text:p text:style-name="P12"><text:tab/><text:tab/><office:annotation office:name="__Annotation__2988_2517847983" loext:resolved="false"><dc:creator>Qiang BAI</dc:creator><dc:date>2021-02-24T16:56:17.574747813</dc:date><loext:sender-initials>QB</loext:sender-initials><text:p text:style-name="P71"><text:span text:style-name="T67">Here we change back to old epithelial panel with APC-Cy7 EpCAM, because we would like to include viability dye. </text:span></text:p></office:annotation>Non-immune panel:<office:annotation-end office:name="__Annotation__2988_2517847983"/></text:p>
      <text:list xml:id="list122358673943879" text:continue-numbering="true" text:style-name="L2">
        <text:list-item>
          <text:list>
            <text:list-item>
              <text:p text:style-name="P50">APC<text:tab/><text:tab/>CD31 </text:p>
            </text:list-item>
            <text:list-item>
              <text:p text:style-name="P42"><text:span text:style-name="T39">BV421</text:span><text:span text:style-name="T38"><text:tab/><text:tab/></text:span><text:span text:style-name="T39">ViabilityDye</text:span></text:p>
            </text:list-item>
            <text:list-item>
              <text:p text:style-name="P42"><text:span text:style-name="T39">PerCP-Cy5.5</text:span><text:span text:style-name="T38"><text:tab/>CD45.2</text:span></text:p>
            </text:list-item>
            <text:list-item>
              <text:p text:style-name="P43"><text:span text:style-name="T38">APC-Cy7<text:tab/><text:tab/></text:span><text:span text:style-name="T39">EpCAM</text:span></text:p>
            </text:list-item>
            <text:list-item>
              <text:p text:style-name="P51"><text:span text:style-name="T40">(</text:span>FITC<text:span text:style-name="T40">)</text:span><text:tab/><text:tab/><text:span text:style-name="T40">(prestained CD45)</text:span></text:p>
              <text:p text:style-name="P52"/>
            </text:list-item>
          </text:list>
        </text:list-item>
      </text:list>
      <text:p text:style-name="P10"/>
      <text:p text:style-name="P10"/>
      <text:h text:style-name="Heading_20_2" text:outline-level="2">Procedures and technical details: </text:h>
      <text:h text:style-name="Heading_20_3" text:outline-level="3">DT treatment</text:h>
      <text:p text:style-name="P8">Three groups of mice will be treated as following: </text:p>
      <text:p text:style-name="P6"><text:span text:style-name="T21"><text:tab/></text:span><text:span text:style-name="T18">48hDT group: </text:span><text:span text:style-name="T21">50 ng DT injection per mouse at 7am the 23</text:span><text:span text:style-name="T2">rd</text:span><text:span text:style-name="T21"> Feb; </text:span></text:p>
      <text:p text:style-name="P6"><text:tab/><text:span text:style-name="T21">24</text:span><text:span text:style-name="T18">hDT group: </text:span><text:span text:style-name="T21">50 ng DT injection per mouse at 7am the 24</text:span><text:span text:style-name="T2">th</text:span><text:span text:style-name="T21"> Feb; </text:span></text:p>
      <text:p text:style-name="P6"><text:tab/><text:span text:style-name="T21">12</text:span><text:span text:style-name="T18">hDT group: </text:span><text:span text:style-name="T21">50 ng DT injection per mouse at 7pm the 24</text:span><text:span text:style-name="T2">th</text:span><text:span text:style-name="T21"> Feb. </text:span></text:p>
      <text:p text:style-name="P8">One group of mice will be kept for no-treated control or considered as time point 0. </text:p>
      <text:p text:style-name="P8"/>
      <text:h text:style-name="Heading_20_3" text:outline-level="3"><text:span text:style-name="T14">Animal</text:span><text:span text:style-name="T28"> s</text:span>acrifice <text:span text:style-name="T28">and cell preparation</text:span></text:h>
      <text:p text:style-name="P13">Let’s start at 7am the 25<text:span text:style-name="T1">th</text:span> Feb for sacrifice. </text:p>
      <text:list xml:id="list1723463511" text:style-name="L3">
        <text:list-item>
          <text:p text:style-name="P54"><text:span text:style-name="T23">Pre-stain circulating cells by a</text:span><text:span text:style-name="T22">nti-CD45 FITC antibody</text:span></text:p>
          <text:p text:style-name="P55"><text:span text:style-name="T23">Prepare 1μg anti-CD45 FITC antibody in 100μL PBS per mouse (for </text:span><office:annotation office:name="__Annotation__695_2517847983" loext:resolved="false"><dc:creator>Qiang BAI</dc:creator><dc:date>2021-02-24T15:11:13.350187324</dc:date><loext:sender-initials>QB</loext:sender-initials><text:p text:style-name="P71"><text:span text:style-name="T67">Take into account dead volume. </text:span></text:p></office:annotation><text:span text:style-name="T36">1</text:span><text:span text:style-name="T50">3</text:span><text:span text:style-name="T23"> </text:span><office:annotation-end office:name="__Annotation__695_2517847983"/><text:span text:style-name="T23">mice: </text:span><text:span text:style-name="T50">26</text:span><text:span text:style-name="T23"> μL antibody in </text:span><text:span text:style-name="T50">1.3</text:span><text:span text:style-name="T23"> mL PBS). </text:span><text:span text:style-name="T23"><office:annotation><dc:creator>Qiang BAI</dc:creator><dc:date>2021-02-18T14:14:59.371788233</dc:date><loext:sender-initials>QB</loext:sender-initials><text:p text:style-name="P73"><text:span text:style-name="T67">We have to think to add FITC channel in non-immune cell staining panel if we pre-stain. </text:span></text:p></office:annotation></text:span></text:p>
          <text:p text:style-name="P55"><text:span text:style-name="T22">10 min before sacrifice, </text:span><text:span text:style-name="T23"><text:s/></text:span><text:span text:style-name="T25">i.v.</text:span><text:span text:style-name="T23"> inject</text:span><text:span text:style-name="T22"> 1</text:span><text:span text:style-name="T23">00μL antibody PBS mix </text:span><text:span text:style-name="T36">in DT-treated IM-DTR mice but not for the control group as we need only non-immune cells and we will use them for non-staining control. </text:span></text:p>
        </text:list-item>
        <text:list-item>
          <text:p text:style-name="P58">Perfusion</text:p>
          <text:p text:style-name="P55"><text:span text:style-name="T23">Kill mice by neck dislocation, open thorax. Perfuse </text:span><text:span text:style-name="T26">lung by injecting</text:span><text:span text:style-name="T23"> 10mL cold PBS from </text:span><text:span text:style-name="T26">right ventricle. </text:span></text:p>
        </text:list-item>
        <text:list-item>
          <text:p text:style-name="P59">Release lung cells</text:p>
          <text:p text:style-name="P56"><text:span text:style-name="T26">Separate lungs from other organs. </text:span><text:span text:style-name="T27">S</text:span><text:span text:style-name="T26">lice them and suspend in 3mL collagenase A / DnaseI. <text:s/>Incubation at 37°C for 30 min. </text:span><text:span text:style-name="T27">Flush with 15G needle followed by filtering by strainer. </text:span></text:p>
        </text:list-item>
        <text:list-item>
          <text:p text:style-name="P53">Wash by PBS-EDTA and spin 1500 rpm for 5min. </text:p>
        </text:list-item>
        <text:list-item>
          <text:p text:style-name="P60"><text:span text:style-name="T29"><office:annotation><dc:creator>Qiang BAI</dc:creator><dc:date>2021-02-18T14:56:12.459442545</dc:date><loext:sender-initials>QB</loext:sender-initials><text:p text:style-name="P73"><text:span text:style-name="T67">No percoll!</text:span></text:p></office:annotation></text:span><text:span text:style-name="T29">Hemolysis with 3 ml RBC lysis buffer at RM for 10min.</text:span> </text:p>
        </text:list-item>
        <text:list-item>
          <text:p text:style-name="P60"><text:soft-page-break/>Wash with MACS buffer counting. Spin 1500 rpm for 5min. </text:p>
        </text:list-item>
        <text:list-item>
          <text:p text:style-name="P57"><text:span text:style-name="T33">Stain</text:span><text:span text:style-name="T34"> cell</text:span><text:span text:style-name="T30">s</text:span><text:span text:style-name="T34"> with anti-CD45 beads.</text:span><text:span text:style-name="T27"> </text:span></text:p>
        </text:list-item>
        <text:list-item>
          <text:p text:style-name="P60">Pass through magnetic. </text:p>
        </text:list-item>
      </text:list>
      <text:list xml:id="list1659199362" text:style-name="L4">
        <text:list-item>
          <text:list>
            <text:list-item>
              <text:p text:style-name="P61"><text:span text:style-name="T27">Pass-through is CD45- cells (</text:span><text:span text:style-name="T28">we will get 4 samples</text:span><text:span text:style-name="T27">). </text:span></text:p>
            </text:list-item>
            <text:list-item>
              <text:p text:style-name="P61"><text:span text:style-name="T27">Push out the CD45+ cell with 5ml MACS buffer </text:span><text:span text:style-name="T28">(we will get 4 samples. </text:span><text:span text:style-name="T36">Even control group will not be sorted, don’t discard because we will need for compensation</text:span><text:span text:style-name="T28">)</text:span><text:span text:style-name="T27">. </text:span></text:p>
            </text:list-item>
          </text:list>
        </text:list-item>
      </text:list>
      <text:list xml:id="list122359166714699" text:continue-list="list1723463511" text:style-name="L3">
        <text:list-item>
          <text:p text:style-name="P62">Wash with MACS and counting. Spin 1500rpm for 5min. </text:p>
        </text:list-item>
      </text:list>
      <text:p text:style-name="P9"/>
      <text:h text:style-name="P36" text:outline-level="3">Immunostaining for FACS </text:h>
      <text:p text:style-name="P14"><text:span text:style-name="T28">Spear small amount of cells for monostaining controls. </text:span><text:span text:style-name="T36">For FITC monostaining, </text:span><text:span text:style-name="T37">use cells from DT-treated mice with CD45-prestaining (no more staining needed). </text:span></text:p>
      <text:p text:style-name="P16">Fc-Block cells while preparing <text:span text:style-name="T41">2 panels:</text:span></text:p>
      <text:list xml:id="list2860868420" text:style-name="L5">
        <text:list-item>
          <text:p text:style-name="P63">IM-mono panel. </text:p>
        </text:list-item>
      </text:list>
      <text:p text:style-name="P16"><draw:frame draw:style-name="fr2" draw:name="Image1" text:anchor-type="char" svg:x="-0.0374in" svg:y="0.1516in" svg:width="6.6929in" svg:height="0.4445in" draw:z-index="0"><draw:image xlink:href="Pictures/1000020100000300000000333D72BD0BE95158AF.png" xlink:type="simple" xlink:show="embed" xlink:actuate="onLoad" loext:mime-type="image/png"/></draw:frame></text:p>
      <text:list xml:id="list122359610678158" text:continue-numbering="true" text:style-name="L5">
        <text:list-item>
          <text:p text:style-name="P63"><office:annotation office:name="__Annotation__2986_2517847983" loext:resolved="false"><dc:creator>Qiang BAI</dc:creator><dc:date>2021-02-24T16:52:44.828082027</dc:date><loext:sender-initials>QB</loext:sender-initials><text:p text:style-name="P71"><text:span text:style-name="T67">Here we change back to old epithelial panel with APC-Cy7 EpCAM, because we would like to include viability dye. </text:span></text:p></office:annotation>Non-immune panel.<office:annotation-end office:name="__Annotation__2986_2517847983"/> </text:p>
        </text:list-item>
      </text:list>
      <text:p text:style-name="P17"><draw:frame draw:style-name="fr1" draw:name="Image2" text:anchor-type="char" svg:width="4.4772in" svg:height="0.4465in" draw:z-index="1"><draw:image xlink:href="Pictures/100002010000020000000033A2EB9969B76530E1.png" xlink:type="simple" xlink:show="embed" xlink:actuate="onLoad" loext:mime-type="image/png"/></draw:frame></text:p>
      <text:p text:style-name="P15"/>
      <text:p text:style-name="P3"/>
      <text:p text:style-name="P11">Stain cells at 4°C with antibody mix for 30 min and wash by MACS. </text:p>
      <text:p text:style-name="P11">Suspend cells in 1mL MACS for sorting. </text:p>
      <text:p text:style-name="P11"/>
      <text:h text:style-name="P37" text:outline-level="3">FACS sorting</text:h>
      <text:p text:style-name="P18">Two FACSArialIII have been reserved for the 25<text:span text:style-name="T1">th</text:span> Feb from 1pm. But one of two would be used if they have patient sample<text:span text:style-name="T50">s</text:span>. </text:p>
      <text:p text:style-name="P18">Pass monostaining controls and compensate. <text:span text:style-name="T50">(done for IM-macro panel on the 20210224). </text:span></text:p>
      <text:p text:style-name="P18">Gating strategy: </text:p>
      <text:p text:style-name="P18"><text:tab/><text:span text:style-name="T31">F</text:span><text:span text:style-name="T29">or IM-mono:</text:span> </text:p>
      <text:p text:style-name="P19">Single cells → ViabilityDye neg (living cells) → V500-CD45<text:span text:style-name="T1">pos</text:span> (immune cells) → FITC-CD45<text:span text:style-name="T1">neg</text:span> (circulating cells excluded) → CD11b<text:span text:style-name="T1">+</text:span> SSC<text:span text:style-name="T1">lo</text:span> (myeloid cells) → F4/80<text:span text:style-name="T1">+</text:span> → <text:span text:style-name="T42">within </text:span>Ly6C CD64 gate <text:span text:style-name="T42">sort for: </text:span></text:p>
      <text:p text:style-name="P20"><text:tab/><text:span text:style-name="T42">subset1: </text:span><text:span text:style-name="T50">FITC-</text:span>CD45<text:span text:style-name="T1">neg</text:span> Ly6C+ CD64- clas<text:span text:style-name="T42">sical mo <text:s/>→</text:span><text:span text:style-name="T50"> (extravascular classical monocytes)</text:span></text:p>
      <text:p text:style-name="P23"><text:tab/>subset2: <text:span text:style-name="T50">FITC-</text:span><text:span text:style-name="T51">CD45</text:span><text:span text:style-name="T5">neg</text:span><text:span text:style-name="T7"> <text:s/></text:span><text:span text:style-name="T8">others cells than subset1 in Ly6C CD64 gate → (IM + precusors)</text:span></text:p>
      <text:p text:style-name="P27"><text:soft-page-break/><text:span text:style-name="T42"><text:tab/>subset3: </text:span><text:span text:style-name="T50">FITC-</text:span><text:span text:style-name="T51">CD45</text:span><text:span text:style-name="T6">pos </text:span><text:span text:style-name="T50">CD11b</text:span><text:span text:style-name="T6">+</text:span><text:span text:style-name="T50"> F4/80</text:span><text:span text:style-name="T6">+</text:span><text:span text:style-name="T50"> SSC</text:span><text:span text:style-name="T6">lo </text:span><text:span text:style-name="T8">(circulating monocytes)</text:span></text:p>
      <text:p text:style-name="P28">Total 100%</text:p>
      <text:p text:style-name="P30"><text:span text:style-name="T50"><text:tab/>subset1: </text:span><text:span text:style-name="T52">20% </text:span><text:span text:style-name="T50">extravascular classical monocytes</text:span></text:p>
      <text:p text:style-name="P30"><text:span text:style-name="T50"><text:tab/>subset2: </text:span><text:span text:style-name="T52">60% <text:s/></text:span><text:span text:style-name="T8">IM + precusors</text:span></text:p>
      <text:p text:style-name="P30"><text:span text:style-name="T50"><text:tab/>subset3: </text:span><text:span text:style-name="T52">20% <text:s/></text:span><text:span text:style-name="T8">circulating monocytes</text:span></text:p>
      <text:p text:style-name="P33"/>
      <text:p text:style-name="P33"/>
      <text:p text:style-name="P21"><text:span text:style-name="T31"><text:tab/>F</text:span><text:span text:style-name="T32">or </text:span><text:span text:style-name="T31">non-immune:</text:span></text:p>
      <text:p text:style-name="P21"><text:span text:style-name="T43">Single cells → ViabilityDye neg (living cells) → </text:span><text:span text:style-name="T44">PerCP</text:span><text:span text:style-name="T43">-CD45</text:span><text:span text:style-name="T3">neg</text:span><text:span text:style-name="T43"> FITC-CD45</text:span><text:span text:style-name="T4">neg</text:span><text:span text:style-name="T43"> (</text:span><text:span text:style-name="T44">non-immune cells</text:span><text:span text:style-name="T43">) → </text:span><text:span text:style-name="T44">with CD31-EpCAM gate sort for: </text:span></text:p>
      <text:p text:style-name="P21"><text:span text:style-name="T44"><text:tab/>subset1: CD31+</text:span><text:span text:style-name="T43"> </text:span><text:span text:style-name="T44">EpCAM- </text:span><text:span text:style-name="T43">(</text:span><text:span text:style-name="T44">endothelial cells</text:span><text:span text:style-name="T43">)</text:span></text:p>
      <text:p text:style-name="P21"><text:span text:style-name="T43"><text:tab/></text:span><text:span text:style-name="T44">subset2: CD31- EpCAM+ (epithelial cells)</text:span></text:p>
      <text:p text:style-name="P24"><text:tab/>subset3: CD31- EpCAM- (mainly fibroblast<text:span text:style-name="T56">s</text:span> and other cells)</text:p>
      <text:p text:style-name="P29">Total 100%</text:p>
      <text:p text:style-name="P31"><text:span text:style-name="T57"><text:tab/>subset1: </text:span><text:span text:style-name="T58">33</text:span><text:span text:style-name="T59">% </text:span><text:span text:style-name="T57"><text:s text:c="2"/></text:span><text:span text:style-name="T60">endothelial cells</text:span></text:p>
      <text:p text:style-name="P31"><text:span text:style-name="T57"><text:tab/>subset2: </text:span><text:span text:style-name="T58">33</text:span><text:span text:style-name="T59">% <text:s/></text:span><text:span text:style-name="T9"><text:s/></text:span><text:span text:style-name="T10">epithelial cells</text:span></text:p>
      <text:p text:style-name="P31"><text:span text:style-name="T57"><text:tab/>subset3: </text:span><text:span text:style-name="T58">33</text:span><text:span text:style-name="T59">% <text:s/></text:span><text:span text:style-name="T9"><text:s/></text:span><text:span text:style-name="T10">fibroblast</text:span><text:span text:style-name="T11">s</text:span><text:span text:style-name="T10"> and other cells</text:span></text:p>
      <text:p text:style-name="P25"/>
      <text:h text:style-name="P38" text:outline-level="3"><office:annotation office:name="__Annotation__2987_2517847983" loext:resolved="false"><dc:creator>Qiang BAI</dc:creator><dc:date>2021-02-24T16:53:59.526551851</dc:date><loext:sender-initials>QB</loext:sender-initials><text:p text:style-name="P71"><text:span text:style-name="T67">Before hashtagging, make sure we get 12K for each sample, taking into account the loss during washing. </text:span></text:p></office:annotation><text:span text:style-name="T47">Multiplexing with </text:span><text:span text:style-name="T15">h</text:span><text:span text:style-name="T47">ashtag staining</text:span><office:annotation-end office:name="__Annotation__2987_2517847983"/></text:h>
      <text:p text:style-name="P26"><text:span text:style-name="T47">We start from 3 IM-mono samples (</text:span><text:span text:style-name="T18">12hDT, </text:span><text:span text:style-name="T47">24</text:span><text:span text:style-name="T18">hDT </text:span><text:span text:style-name="T47">and </text:span><text:span text:style-name="T46">48</text:span><text:span text:style-name="T45">hDT</text:span><text:span text:style-name="T47">), with 4 non-immune samples (Control, </text:span><text:span text:style-name="T18">12hDT, </text:span><text:span text:style-name="T47">24</text:span><text:span text:style-name="T18">hDT </text:span><text:span text:style-name="T47">and 48</text:span><text:span text:style-name="T18">hDT</text:span><text:span text:style-name="T47">) and each sample should be stained with one hashtag. </text:span></text:p>
      <text:p text:style-name="P32">Biolegend Fc Block and Hashtag (<text:span text:style-name="T61">№ </text:span>5, <text:span text:style-name="T61">№ 6, № 7 and </text:span><text:span text:style-name="T63">№ 8</text:span>) are obtained from Lati on the 20210223. </text:p>
      <text:p text:style-name="P22">Protocol modified from Lati’s: </text:p>
      <text:list xml:id="list2747781980" text:style-name="L6">
        <text:list-item>
          <text:p text:style-name="P64"><text:span text:style-name="T47">spin cells </text:span><text:span text:style-name="T48">350g</text:span><text:span text:style-name="T47"> 5min at 4°C while preparing </text:span><text:span text:style-name="T53">for each sample </text:span><text:span text:style-name="T52">10</text:span><text:span text:style-name="T47"> μl Fc Blocking reagent (FcX, BioLegend) in </text:span><text:span text:style-name="T48">50</text:span><text:span text:style-name="T47"> μl Staining buffer (for 7 samples: </text:span><text:span text:style-name="T48">35</text:span><text:span text:style-name="T47"> μl Fc Blocking reagent in </text:span><text:span text:style-name="T48">350</text:span><text:span text:style-name="T47"> μl Staining buffer). </text:span></text:p>
        </text:list-item>
        <text:list-item>
          <text:p text:style-name="P64"><text:span text:style-name="T48">Fc Block cells by mixing cells with </text:span><text:span text:style-name="T53">100</text:span><text:span text:style-name="T48"> </text:span><text:span text:style-name="T47">μ</text:span><text:span text:style-name="T48">l mix prepared above, incubate for 10 min at 4°C. </text:span></text:p>
        </text:list-item>
        <text:list-item>
          <text:p text:style-name="P66">Add 0.5<text:span text:style-name="T47">μ</text:span>g <text:span text:style-name="T53">(1 </text:span><text:span text:style-name="T47">μ</text:span><text:span text:style-name="T53">l) </text:span>of unique Cell Hashing antibody <text:span text:style-name="T53">(distinct ones!)</text:span> to each tube: </text:p>
          <text:p text:style-name="P68"><text:span text:style-name="T56">Control group:<text:tab/>Hashtag </text:span><text:span text:style-name="T62">№ </text:span><text:span text:style-name="T56">5 (only non-immune cell sample)</text:span></text:p>
          <text:p text:style-name="P68"><text:span text:style-name="T18">12hDT </text:span><text:span text:style-name="T56">group: <text:tab/>Hashtag </text:span><text:span text:style-name="T62">№ 6 (IM-mono + non-immune)</text:span></text:p>
          <text:p text:style-name="P68"><text:span text:style-name="T47">24</text:span><text:span text:style-name="T18">hDT</text:span><text:span text:style-name="T56"> group: <text:tab/>Hashtag </text:span><text:span text:style-name="T62">№ 7 (IM-mono + non-immune)</text:span></text:p>
          <text:p text:style-name="P68"><text:soft-page-break/><text:span text:style-name="T47">48</text:span><text:span text:style-name="T18">hDT</text:span><text:span text:style-name="T56"> group: <text:tab/>Hashtag </text:span><text:span text:style-name="T62">№ 8 (IM-mono + non-immune)</text:span></text:p>
        </text:list-item>
        <text:list-item>
          <text:p text:style-name="P67">Incubate for 20 minutes at 4 ̊C.</text:p>
        </text:list-item>
        <text:list-item>
          <text:p text:style-name="P69">Wash cells 3 times with 1 ml Staining buffer (2%BSA/0.01%Tween, PBS), spin at 4 ̊C for 5 minutes at 350g</text:p>
        </text:list-item>
        <text:list-item>
          <text:p text:style-name="P65"><text:span text:style-name="T47">Keep samples separated until shortly before </text:span><text:span text:style-name="T48">passing to Lati</text:span><text:span text:style-name="T47">.</text:span></text:p>
        </text:list-item>
        <text:list-item>
          <text:p text:style-name="P65">Re-suspend cells in <office:annotation office:name="__Annotation__818_331757760" loext:resolved="false"><dc:creator>Qiang BAI</dc:creator><dc:date>2021-02-25T12:23:22.468797635</dc:date><loext:sender-initials>QB</loext:sender-initials><text:p text:style-name="P72"><text:span text:style-name="T68">Changed protocol!!! </text:span></text:p></office:annotation><text:span text:style-name="T29">PBS </text:span><text:span text:style-name="T35">(0.04% BSA)</text:span><text:span text:style-name="T29"> </text:span><text:span text:style-name="T49">to </text:span>~<text:span text:style-name="T35">10</text:span><text:span text:style-name="T29">00</text:span> cells/μl. <office:annotation-end office:name="__Annotation__818_331757760"/></text:p>
        </text:list-item>
        <text:list-item>
          <text:p text:style-name="P70"><text:span text:style-name="T54">Filter cells through 40 μm strainers. </text:span></text:p>
          <text:list>
            <text:list-header>
              <text:p text:style-name="P70"><text:span text:style-name="T55">(20210225 discussion with Lati: we have to filter at least the non-immune cells as they are more sticky. For immune cells, we consider the risk of agglomeration is lower and the volume is too limited to pass the filter. )</text:span></text:p>
            </text:list-header>
          </text:list>
        </text:list-item>
        <text:list-item>
          <text:p text:style-name="P65">Verify cell concentration, single cellularity and high cell viability on hemocytometer after filtration.</text:p>
        </text:list-item>
        <text:list-item>
          <text:p text:style-name="P65">Immediately proceed to single cell run. <text:span text:style-name="T49">(pass to Lati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fo:font-style="italic" officeooo:rsid="00353a5b" officeooo:paragraph-rsid="00353a5b" fo:background-color="transparent" style:font-style-asian="italic" style:font-style-complex="italic"/>
    </style:style>
    <style:style style:name="MT1" style:family="text">
      <style:text-properties officeooo:rsid="0040788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 2021022<text:span text:style-name="MT1">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Qiang BAI</meta:initial-creator>
    <meta:creation-date>2021-02-18T10:16:21.742567096</meta:creation-date>
    <dc:date>2021-02-25T12:23:48.785304229</dc:date>
    <dc:creator>Qiang BAI</dc:creator>
    <meta:editing-duration>PT1H17M5S</meta:editing-duration>
    <meta:editing-cycles>10</meta:editing-cycles>
    <meta:generator>LibreOffice/6.4.6.2$Linux_X86_64 LibreOffice_project/40$Build-2</meta:generator>
    <meta:printed-by>Qiang BAI</meta:printed-by>
    <meta:print-date>2021-02-25T06:46:22.426998546</meta:print-date>
    <meta:document-statistic meta:table-count="0" meta:image-count="2" meta:object-count="0" meta:page-count="5" meta:paragraph-count="114" meta:word-count="1156" meta:character-count="6835" meta:non-whitespace-character-count="5754"/>
  </office:meta>
</office:document-meta>
</file>